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0F000000D85E522DB8.svm" manifest:media-type=""/>
  <manifest:file-entry manifest:full-path="Pictures/2000000100000103000000D8D4A109D4.svm" manifest:media-type=""/>
  <manifest:file-entry manifest:full-path="Pictures/2000000100000118000000D86AB3B7FE.svm" manifest:media-type=""/>
  <manifest:file-entry manifest:full-path="Pictures/20000001000000ED0000012970302B25.svm" manifest:media-type=""/>
  <manifest:file-entry manifest:full-path="Pictures/200000020000014C000000BEB8056F60.eps" manifest:media-type=""/>
  <manifest:file-entry manifest:full-path="Pictures/10000000000000200000002000309F1C.png" manifest:media-type="image/png"/>
  <manifest:file-entry manifest:full-path="Pictures/200000010000011C000000D8485B7BDD.svm" manifest:media-type=""/>
  <manifest:file-entry manifest:full-path="Pictures/200000010000016C00000129C33D0F52.svm" manifest:media-type=""/>
  <manifest:file-entry manifest:full-path="Pictures/200000010000024800000142F5A28CF3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 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099cm" svg:height="4.063cm" svg:x="2.833cm" svg:y="0.577cm">
          <draw:image xlink:href="Pictures/200000020000014C000000BEB8056F60.eps" xlink:type="simple" xlink:show="embed" xlink:actuate="onLoad">
            <text:p/>
          </draw:image>
        </draw:frame>
        <draw:frame draw:style-name="gr2" draw:text-style-name="P1" draw:layer="layout" svg:width="0.31cm" svg:height="0.258cm" svg:x="9.884cm" svg:y="1.295cm">
          <draw:image xlink:href="Pictures/2000000100000103000000D8D4A109D4.svm" xlink:type="simple" xlink:show="embed" xlink:actuate="onLoad">
            <text:p/>
          </draw:image>
        </draw:frame>
        <draw:frame draw:style-name="gr3" draw:text-style-name="P1" draw:layer="layout" svg:width="0.253cm" svg:height="0.355cm" svg:x="8.691cm" svg:y="1.247cm">
          <draw:image xlink:href="Pictures/20000001000000D400000129CEA09E0E.svm" xlink:type="simple" xlink:show="embed" xlink:actuate="onLoad">
            <text:p/>
          </draw:image>
        </draw:frame>
        <draw:line draw:style-name="gr4" draw:text-style-name="P1" draw:layer="layout" svg:x1="8.975cm" svg:y1="1.087cm" svg:x2="8.475cm" svg:y2="1.087cm">
          <text:p/>
        </draw:line>
        <draw:frame draw:style-name="gr5" draw:text-style-name="P1" draw:layer="layout" svg:width="0.335cm" svg:height="0.258cm" svg:x="7.706cm" svg:y="1.258cm">
          <draw:image xlink:href="Pictures/2000000100000118000000D86AB3B7FE.svm" xlink:type="simple" xlink:show="embed" xlink:actuate="onLoad">
            <text:p/>
          </draw:image>
        </draw:frame>
        <draw:frame draw:style-name="gr6" draw:text-style-name="P1" draw:layer="layout" svg:width="0.472cm" svg:height="0.258cm" svg:x="3.567cm" svg:y="1.258cm">
          <draw:image xlink:href="Pictures/200000010000018A000000D8A4D10E32.svm" xlink:type="simple" xlink:show="embed" xlink:actuate="onLoad">
            <text:p/>
          </draw:image>
        </draw:frame>
        <draw:line draw:style-name="gr4" draw:text-style-name="P1" draw:layer="layout" svg:x1="2.782cm" svg:y1="2.85cm" svg:x2="2.782cm" svg:y2="3.35cm">
          <text:p/>
        </draw:line>
        <draw:frame draw:style-name="gr7" draw:text-style-name="P1" draw:layer="layout" svg:width="0.283cm" svg:height="0.355cm" svg:x="2.347cm" svg:y="2.923cm">
          <draw:image xlink:href="Pictures/20000001000000ED0000012970302B25.svm" xlink:type="simple" xlink:show="embed" xlink:actuate="onLoad">
            <text:p/>
          </draw:image>
        </draw:frame>
        <draw:line draw:style-name="gr4" draw:text-style-name="P1" draw:layer="layout" svg:x1="4.614cm" svg:y1="1.137cm" svg:x2="4.614cm" svg:y2="1.637cm">
          <text:p/>
        </draw:line>
        <draw:frame draw:style-name="gr8" draw:text-style-name="P1" draw:layer="layout" svg:width="0.324cm" svg:height="0.258cm" svg:x="5.862cm" svg:y="2.971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34cm" svg:height="0.258cm" svg:x="6.63cm" svg:y="2.184cm">
          <draw:image xlink:href="Pictures/200000010000011C000000D8485B7BDD.svm" xlink:type="simple" xlink:show="embed" xlink:actuate="onLoad">
            <text:p/>
          </draw:image>
        </draw:frame>
        <draw:line draw:style-name="gr4" draw:text-style-name="P1" draw:layer="layout" svg:x1="6.891cm" svg:y1="2.85cm" svg:x2="6.891cm" svg:y2="3.35cm">
          <text:p/>
        </draw:line>
        <draw:frame draw:style-name="gr7" draw:text-style-name="P1" draw:layer="layout" svg:width="0.283cm" svg:height="0.355cm" svg:x="7.048cm" svg:y="2.923cm">
          <draw:image xlink:href="Pictures/20000001000000ED0000012970302B25.svm" xlink:type="simple" xlink:show="embed" xlink:actuate="onLoad">
            <text:p/>
          </draw:image>
        </draw:frame>
        <draw:frame draw:style-name="gr10" draw:text-style-name="P1" draw:layer="layout" svg:width="0.436cm" svg:height="0.355cm" svg:x="4.792cm" svg:y="1.21cm">
          <draw:image xlink:href="Pictures/200000010000016C00000129C33D0F52.svm" xlink:type="simple" xlink:show="embed" xlink:actuate="onLoad">
            <text:p/>
          </draw:image>
        </draw:frame>
        <draw:frame draw:style-name="gr11" draw:text-style-name="P1" draw:layer="layout" svg:width="0.7cm" svg:height="0.385cm" svg:x="5.48cm" svg:y="0.862cm">
          <draw:image xlink:href="Pictures/200000010000024800000142F5A28CF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1T14:04:46</meta:creation-date>
    <meta:editing-duration>PT46M40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9-01T14:51:24</dc:date>
    <dc:creator>kkk </dc:creator>
    <meta:document-statistic meta:object-count="15"/>
    <meta:template xlink:type="simple" xlink:actuate="onRequest" xlink:title="kkkFigures" xlink:href="../../../../../.libreoffice/3/user/template/kkkFigures.otg" meta:date="2014-09-01T14:04:45"/>
  </office:meta>
</office:document-meta>
</file>